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EntryInterceptor.invoke( CacheOperationInvocationContext &lt; CacheRemoveOperation &gt; context , CacheOperationInvoker invok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cheRemoveEntryInterceptor.removeValue( CacheOperationInvocationContext &lt; CacheRemoveOperation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RemoveEntryInterceptor.CacheRemoveEntry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